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a54d4" officeooo:paragraph-rsid="000a54d4" style:font-size-asian="12.25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,2)#include&lt;iostream&gt;</text:p>
      <text:p text:style-name="P1">#include&lt;map&gt;</text:p>
      <text:p text:style-name="P1">using namespace std;</text:p>
      <text:p text:style-name="P1"/>
      <text:p text:style-name="P1">int main()</text:p>
      <text:p text:style-name="P1">{</text:p>
      <text:p text:style-name="P1"><text:s text:c="4"/>multimap&lt;int,string&gt; m1;</text:p>
      <text:p text:style-name="P1"><text:s text:c="4"/>m1.insert(make_pair(1,"Abhishek"));</text:p>
      <text:p text:style-name="P1"><text:s text:c="4"/>m1.insert(make_pair(2,"Divyansh"));</text:p>
      <text:p text:style-name="P1"><text:s text:c="4"/>m1.insert(make_pair(1,"Pushkar"));</text:p>
      <text:p text:style-name="P1"/>
      <text:p text:style-name="P1"><text:s text:c="4"/>cout&lt;&lt;"Values of MultiMap are : "&lt;&lt;endl;</text:p>
      <text:p text:style-name="P1"><text:s text:c="4"/>for(auto it=m1.begin();it!=m1.end();it++)</text:p>
      <text:p text:style-name="P1"><text:s text:c="8"/>cout&lt;&lt;it-&gt;first&lt;&lt;" -&gt; "&lt;&lt;it-&gt;second&lt;&lt;endl;</text:p>
      <text:p text:style-name="P1"/>
      <text:p text:style-name="P1"><text:s text:c="4"/>multimap&lt;int,string&gt; m2;</text:p>
      <text:p text:style-name="P1"><text:s text:c="4"/>for(auto it=m1.begin();it!=m1.end();it++)</text:p>
      <text:p text:style-name="P1"><text:s text:c="8"/>m2.insert(make_pair(it-&gt;first,it-&gt;second));</text:p>
      <text:p text:style-name="P1"/>
      <text:p text:style-name="P1"><text:s text:c="4"/>cout&lt;&lt;"2nd MultiMap is : "&lt;&lt;endl;</text:p>
      <text:p text:style-name="P1"><text:s text:c="4"/>for(auto it=m2.begin();it!=m2.end();it++)</text:p>
      <text:p text:style-name="P1"><text:s text:c="8"/>cout&lt;&lt;it-&gt;first&lt;&lt;" -&gt; "&lt;&lt;it-&gt;second&lt;&lt;endl;</text:p>
      <text:p text:style-name="P1"><text:s text:c="4"/>return 0;</text:p>
      <text:p text:style-name="P1">}</text:p>
      <text:p text:style-name="P1"/>
      <text:p text:style-name="P1">3)#include&lt;iostream&gt;</text:p>
      <text:p text:style-name="P1">#include&lt;map&gt;</text:p>
      <text:p text:style-name="P1">using namespace std;</text:p>
      <text:p text:style-name="P1"/>
      <text:p text:style-name="P1">int main()</text:p>
      <text:p text:style-name="P1">{</text:p>
      <text:p text:style-name="P1"><text:s text:c="4"/>multimap&lt;int,string&gt; m1;</text:p>
      <text:p text:style-name="P1"><text:s text:c="4"/>m1.insert(make_pair(1,"Abhishek"));</text:p>
      <text:p text:style-name="P1"><text:s text:c="4"/>m1.insert(make_pair(2,"Divyansh"));</text:p>
      <text:p text:style-name="P1"><text:s text:c="4"/>m1.insert(make_pair(1,"Pushkar"));</text:p>
      <text:p text:style-name="P1"/>
      <text:p text:style-name="P1"><text:s text:c="4"/>cout&lt;&lt;"Values of MultiMap are : "&lt;&lt;endl;</text:p>
      <text:p text:style-name="P1"><text:s text:c="4"/>for(auto it=m1.begin();it!=m1.end();it++)</text:p>
      <text:p text:style-name="P1"><text:s text:c="8"/>cout&lt;&lt;"{"&lt;&lt;it-&gt;first&lt;&lt;" -&gt; "&lt;&lt;it-&gt;second&lt;&lt;"}"&lt;&lt;",";</text:p>
      <text:p text:style-name="P1"/>
      <text:p text:style-name="P1"><text:s text:c="4"/>multimap&lt;int,string&gt; m2;</text:p>
      <text:p text:style-name="P1"><text:s text:c="4"/>m2.insert(make_pair(1,"Mango"));</text:p>
      <text:p text:style-name="P1"><text:s text:c="4"/>m2.insert(make_pair(2,"Apple"));</text:p>
      <text:p text:style-name="P1"><text:s text:c="4"/>m2.insert(make_pair(3,"Papaya"));</text:p>
      <text:p text:style-name="P1"/>
      <text:p text:style-name="P1"><text:soft-page-break/><text:s text:c="4"/>cout&lt;&lt;endl&lt;&lt;"2nd MultiMap is : "&lt;&lt;endl;</text:p>
      <text:p text:style-name="P1"><text:s text:c="4"/>for(auto it=m2.begin();it!=m2.end();it++)</text:p>
      <text:p text:style-name="P1"><text:s text:c="8"/>cout&lt;&lt;"{"&lt;&lt;it-&gt;first&lt;&lt;" -&gt; "&lt;&lt;it-&gt;second&lt;&lt;"}"&lt;&lt;",";</text:p>
      <text:p text:style-name="P1"/>
      <text:p text:style-name="P1"><text:s text:c="4"/>m1.swap(m2);</text:p>
      <text:p text:style-name="P1"><text:s text:c="4"/>cout&lt;&lt;endl&lt;&lt;"After Swapping"&lt;&lt;endl;</text:p>
      <text:p text:style-name="P1"><text:s text:c="4"/>cout&lt;&lt;"MultiMap 1 : ";</text:p>
      <text:p text:style-name="P1"><text:s text:c="4"/>for(auto it=m1.begin();it!=m1.end();it++)</text:p>
      <text:p text:style-name="P1"><text:s text:c="8"/>cout&lt;&lt;"{"&lt;&lt;it-&gt;first&lt;&lt;" -&gt; "&lt;&lt;it-&gt;second&lt;&lt;"}"&lt;&lt;",";</text:p>
      <text:p text:style-name="P1"><text:s text:c="4"/>cout&lt;&lt;endl&lt;&lt;"MultiMap 2 : ";</text:p>
      <text:p text:style-name="P1"><text:s text:c="4"/>for(auto it=m2.begin();it!=m2.end();it++)</text:p>
      <text:p text:style-name="P1"><text:s text:c="8"/>cout&lt;&lt;"{"&lt;&lt;it-&gt;first&lt;&lt;" -&gt; "&lt;&lt;it-&gt;second&lt;&lt;"}"&lt;&lt;",";</text:p>
      <text:p text:style-name="P1"><text:s text:c="4"/>cout&lt;&lt;endl;</text:p>
      <text:p text:style-name="P1"><text:s text:c="4"/>return 0;</text:p>
      <text:p text:style-name="P1">}</text:p>
      <text:p text:style-name="P1"/>
      <text:p text:style-name="P1">4,5,10)#include&lt;iostream&gt;</text:p>
      <text:p text:style-name="P1">#include&lt;map&gt;</text:p>
      <text:p text:style-name="P1">using namespace std;</text:p>
      <text:p text:style-name="P1"/>
      <text:p text:style-name="P1">int main()</text:p>
      <text:p text:style-name="P1">{</text:p>
      <text:p text:style-name="P1"><text:s text:c="4"/>multimap&lt;int,string&gt; m1;</text:p>
      <text:p text:style-name="P1"><text:s text:c="4"/>m1.insert(make_pair(1,"Mango"));</text:p>
      <text:p text:style-name="P1"><text:s text:c="4"/>m1.insert(make_pair(2,"Apple"));</text:p>
      <text:p text:style-name="P1"><text:s text:c="4"/>m1.insert(make_pair(3,"Papaya"));</text:p>
      <text:p text:style-name="P1"/>
      <text:p text:style-name="P1"><text:s text:c="4"/>cout&lt;&lt;endl&lt;&lt;"MultiMap : ";</text:p>
      <text:p text:style-name="P1"><text:s text:c="4"/>for(auto it=m1.begin();it!=m1.end();it++)</text:p>
      <text:p text:style-name="P1"><text:s text:c="8"/>cout&lt;&lt;"{"&lt;&lt;it-&gt;first&lt;&lt;" -&gt; "&lt;&lt;it-&gt;second&lt;&lt;"}"&lt;&lt;",";</text:p>
      <text:p text:style-name="P1"/>
      <text:p text:style-name="P1"><text:s text:c="4"/>m1.erase(1);</text:p>
      <text:p text:style-name="P1"><text:s text:c="4"/>cout&lt;&lt;endl&lt;&lt;"After Erasing 1 Key's Value MultiMap is : ";</text:p>
      <text:p text:style-name="P1"><text:s text:c="4"/>for(auto it=m1.begin();it!=m1.end();it++)</text:p>
      <text:p text:style-name="P1"><text:s text:c="8"/>cout&lt;&lt;"{"&lt;&lt;it-&gt;first&lt;&lt;" -&gt; "&lt;&lt;it-&gt;second&lt;&lt;"}"&lt;&lt;",";</text:p>
      <text:p text:style-name="P1"><text:s text:c="4"/></text:p>
      <text:p text:style-name="P1"><text:s text:c="4"/>for(auto it=m1.begin();it!=m1.end();it++)</text:p>
      <text:p text:style-name="P1"><text:s text:c="4"/>{</text:p>
      <text:p text:style-name="P1"><text:s text:c="8"/>it=m1.erase(it);</text:p>
      <text:p text:style-name="P1"><text:s text:c="8"/>if(m1.empty())</text:p>
      <text:p text:style-name="P1"><text:s text:c="12"/>break;</text:p>
      <text:p text:style-name="P1"><text:s text:c="4"/>}</text:p>
      <text:p text:style-name="P1"><text:s text:c="4"/>cout&lt;&lt;endl&lt;&lt;"MultiMap Erased "&lt;&lt;endl;</text:p>
      <text:p text:style-name="P1"><text:s text:c="4"/>return 0;</text:p>
      <text:p text:style-name="P1">}</text:p>
      <text:p text:style-name="P1"><text:soft-page-break/>6)#include&lt;iostream&gt;</text:p>
      <text:p text:style-name="P1">#include&lt;map&gt;</text:p>
      <text:p text:style-name="P1">using namespace std;</text:p>
      <text:p text:style-name="P1"/>
      <text:p text:style-name="P1">int main()</text:p>
      <text:p text:style-name="P1">{</text:p>
      <text:p text:style-name="P1"><text:s text:c="4"/>multimap&lt;int,string&gt; m1;</text:p>
      <text:p text:style-name="P1"><text:s text:c="4"/>m1.insert(make_pair(1,"Mango"));</text:p>
      <text:p text:style-name="P1"><text:s text:c="4"/>m1.insert(make_pair(2,"Apple"));</text:p>
      <text:p text:style-name="P1"><text:s text:c="4"/>m1.insert(make_pair(3,"Papaya"));</text:p>
      <text:p text:style-name="P1"/>
      <text:p text:style-name="P1"><text:s text:c="4"/>cout&lt;&lt;endl&lt;&lt;"MultiMap : ";</text:p>
      <text:p text:style-name="P1"><text:s text:c="4"/>for(auto it=m1.begin();it!=m1.end();it++)</text:p>
      <text:p text:style-name="P1"><text:s text:c="8"/>cout&lt;&lt;"{"&lt;&lt;it-&gt;first&lt;&lt;" -&gt; "&lt;&lt;it-&gt;second&lt;&lt;"}"&lt;&lt;",";</text:p>
      <text:p text:style-name="P1"/>
      <text:p text:style-name="P1"><text:s text:c="4"/>int search=2;</text:p>
      <text:p text:style-name="P1"><text:s text:c="4"/>auto it=m1.find(search);</text:p>
      <text:p text:style-name="P1"><text:s text:c="4"/>cout&lt;&lt;endl&lt;&lt;"Value at 2nd Key is : ";</text:p>
      <text:p text:style-name="P1"><text:s text:c="4"/>cout&lt;&lt;it-&gt;first&lt;&lt;" -&gt; "&lt;&lt;it-&gt;second&lt;&lt;endl;</text:p>
      <text:p text:style-name="P1"><text:s text:c="4"/>return 0;</text:p>
      <text:p text:style-name="P1">}</text:p>
      <text:p text:style-name="P1"/>
      <text:p text:style-name="P1">7,8) <text:s text:c="3"/>#include&lt;iostream&gt;</text:p>
      <text:p text:style-name="P1"><text:s text:c="4"/>#include&lt;map&gt;</text:p>
      <text:p text:style-name="P1"><text:s text:c="4"/>using namespace std;</text:p>
      <text:p text:style-name="P1"/>
      <text:p text:style-name="P1"><text:s text:c="4"/>int main()</text:p>
      <text:p text:style-name="P1"><text:s text:c="4"/>{</text:p>
      <text:p text:style-name="P1"><text:s text:c="8"/>multimap&lt;int,string&gt; m1;</text:p>
      <text:p text:style-name="P1"><text:s text:c="8"/>m1.insert(make_pair(1,"Mango"));</text:p>
      <text:p text:style-name="P1"><text:s text:c="8"/>m1.insert(make_pair(2,"Apple"));</text:p>
      <text:p text:style-name="P1"><text:s text:c="8"/>m1.insert(make_pair(3,"Papaya"));</text:p>
      <text:p text:style-name="P1"><text:s text:c="8"/>m1.insert(make_pair(2,"Apricot"));</text:p>
      <text:p text:style-name="P1"><text:s text:c="8"/>m1.insert(make_pair(2,"Banana"));</text:p>
      <text:p text:style-name="P1"/>
      <text:p text:style-name="P1"><text:s text:c="8"/>cout&lt;&lt;endl&lt;&lt;"MultiMap : ";</text:p>
      <text:p text:style-name="P1"><text:s text:c="8"/>for(auto it=m1.begin();it!=m1.end();it++)</text:p>
      <text:p text:style-name="P1"><text:s text:c="12"/>cout&lt;&lt;"{"&lt;&lt;it-&gt;first&lt;&lt;" -&gt; "&lt;&lt;it-&gt;second&lt;&lt;"}"&lt;&lt;",";</text:p>
      <text:p text:style-name="P1"/>
      <text:p text:style-name="P1"><text:s text:c="8"/>cout&lt;&lt;endl&lt;&lt;"Lower Bound of Key 2 is : ";</text:p>
      <text:p text:style-name="P1"><text:s text:c="8"/>auto it=m1.lower_bound(2);</text:p>
      <text:p text:style-name="P1"><text:s text:c="8"/>cout&lt;&lt;"{"&lt;&lt;it-&gt;first&lt;&lt;" -&gt; "&lt;&lt;it-&gt;second&lt;&lt;"}"&lt;&lt;endl;</text:p>
      <text:p text:style-name="P1"/>
      <text:p text:style-name="P1"><text:s text:c="8"/>cout&lt;&lt;endl&lt;&lt;"Upper Bound of Key 2 is : ";</text:p>
      <text:p text:style-name="P1"><text:s text:c="8"/>it=m1.upper_bound(2);</text:p>
      <text:p text:style-name="P1"><text:soft-page-break/><text:s text:c="8"/>cout&lt;&lt;"{"&lt;&lt;it-&gt;first&lt;&lt;" -&gt; "&lt;&lt;it-&gt;second&lt;&lt;"}"&lt;&lt;endl;</text:p>
      <text:p text:style-name="P1"><text:s text:c="8"/>return 0;</text:p>
      <text:p text:style-name="P1"><text:s text:c="4"/>}</text:p>
      <text:p text:style-name="P1"/>
      <text:p text:style-name="P1">9)#include&lt;iostream&gt;</text:p>
      <text:p text:style-name="P1">#include&lt;map&gt;</text:p>
      <text:p text:style-name="P1">using namespace std;</text:p>
      <text:p text:style-name="P1"/>
      <text:p text:style-name="P1">int main()</text:p>
      <text:p text:style-name="P1">{</text:p>
      <text:p text:style-name="P1"><text:s text:c="4"/>string arr[5]={"Appple","Banana","Cherry","Mango","Pear"};</text:p>
      <text:p text:style-name="P1"><text:s text:c="4"/>multimap&lt;int,string&gt; m1; <text:s text:c="6"/></text:p>
      <text:p text:style-name="P1"><text:s text:c="4"/>for(int i=0;i&lt;5;i++)</text:p>
      <text:p text:style-name="P1"><text:s text:c="4"/>{</text:p>
      <text:p text:style-name="P1"><text:s text:c="8"/>m1.insert(make_pair(i,arr[i]));</text:p>
      <text:p text:style-name="P1"><text:s text:c="4"/>}</text:p>
      <text:p text:style-name="P1"/>
      <text:p text:style-name="P1"><text:s text:c="4"/>for(auto it=m1.begin();it!=m1.end();it++)</text:p>
      <text:p text:style-name="P1"><text:s text:c="4"/>{</text:p>
      <text:p text:style-name="P1"><text:s text:c="8"/>cout&lt;&lt;it-&gt;first&lt;&lt;" : "&lt;&lt;it-&gt;second&lt;&lt;endl;</text:p>
      <text:p text:style-name="P1"><text:s text:c="4"/>}</text:p>
      <text:p text:style-name="P1"/>
      <text:p text:style-name="P1"><text:s text:c="4"/>int s1=3,s2=6,flag=0;</text:p>
      <text:p text:style-name="P1"><text:s text:c="4"/>for(auto it=m1.begin();it!=m1.end();it++)</text:p>
      <text:p text:style-name="P1"><text:s text:c="4"/>{</text:p>
      <text:p text:style-name="P1"><text:s text:c="8"/>if(it-&gt;first==s1)</text:p>
      <text:p text:style-name="P1"><text:s text:c="8"/>{</text:p>
      <text:p text:style-name="P1"><text:s text:c="12"/>it=m1.erase(it);</text:p>
      <text:p text:style-name="P1"><text:s text:c="12"/>flag=1;</text:p>
      <text:p text:style-name="P1"><text:s text:c="12"/>break;</text:p>
      <text:p text:style-name="P1"><text:s text:c="8"/>}</text:p>
      <text:p text:style-name="P1"><text:s text:c="4"/>}</text:p>
      <text:p text:style-name="P1"><text:s text:c="4"/>if(flag)</text:p>
      <text:p text:style-name="P1"><text:s text:c="8"/>cout&lt;&lt;"Element Erased"&lt;&lt;endl;</text:p>
      <text:p text:style-name="P1"><text:s text:c="4"/>else</text:p>
      <text:p text:style-name="P1"><text:s text:c="8"/>cout&lt;&lt;"Element Not Found"&lt;&lt;endl;</text:p>
      <text:p text:style-name="P1"><text:s text:c="4"/></text:p>
      <text:p text:style-name="P1"><text:s text:c="4"/>flag=0;</text:p>
      <text:p text:style-name="P1"><text:s text:c="4"/>for(auto it=m1.begin();it!=m1.end();it++)</text:p>
      <text:p text:style-name="P1"><text:s text:c="4"/>{</text:p>
      <text:p text:style-name="P1"><text:s text:c="8"/>if(it-&gt;first==s2)</text:p>
      <text:p text:style-name="P1"><text:s text:c="8"/>{</text:p>
      <text:p text:style-name="P1"><text:s text:c="12"/>it=m1.erase(it);</text:p>
      <text:p text:style-name="P1"><text:s text:c="12"/>flag=1;</text:p>
      <text:p text:style-name="P1"><text:s text:c="12"/>break;</text:p>
      <text:p text:style-name="P1"><text:soft-page-break/><text:s text:c="8"/>}</text:p>
      <text:p text:style-name="P1"><text:s text:c="4"/>}</text:p>
      <text:p text:style-name="P1"><text:s text:c="4"/>if(flag)</text:p>
      <text:p text:style-name="P1"><text:s text:c="8"/>cout&lt;&lt;"Element Erased"&lt;&lt;endl;</text:p>
      <text:p text:style-name="P1"><text:s text:c="4"/>else</text:p>
      <text:p text:style-name="P1"><text:s text:c="8"/>cout&lt;&lt;"Element Not Found"&lt;&lt;endl;</text:p>
      <text:p text:style-name="P1"><text:s text:c="4"/>return 0;</text:p>
      <text:p text:style-name="P1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2T08:49:54.551008264</meta:creation-date>
    <dc:date>2023-12-12T09:19:55.124571255</dc:date>
    <meta:editing-duration>PT30M</meta:editing-duration>
    <meta:editing-cycles>1</meta:editing-cycles>
    <meta:document-statistic meta:table-count="0" meta:image-count="0" meta:object-count="0" meta:page-count="5" meta:paragraph-count="162" meta:word-count="309" meta:character-count="4472" meta:non-whitespace-character-count="3569"/>
    <meta:generator>LibreOffice/7.6.4.1$MacOSX_X86_64 LibreOffice_project/e19e193f88cd6c0525a17fb7a176ed8e6a3e2aa1</meta:generator>
  </office:meta>
</office:document-meta>
</file>